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Segoe UI', Arial, Tahom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4c6" officeooo:paragraph-rsid="001574c6"/>
    </style:style>
    <style:style style:name="P2" style:family="paragraph" style:parent-style-name="Standard" style:list-style-name="L1">
      <style:text-properties officeooo:rsid="001574c6" officeooo:paragraph-rsid="001574c6"/>
    </style:style>
    <style:style style:name="P3" style:family="paragraph" style:parent-style-name="Standard" style:list-style-name="L1">
      <style:text-properties officeooo:rsid="001574c6" officeooo:paragraph-rsid="0016444f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574c6"/>
    </style:style>
    <style:style style:name="P6" style:family="paragraph" style:parent-style-name="Standard" style:list-style-name="L1">
      <style:text-properties officeooo:paragraph-rsid="0016444f"/>
    </style:style>
    <style:style style:name="P7" style:family="paragraph" style:parent-style-name="Standard" style:list-style-name="L1">
      <style:text-properties officeooo:rsid="0016444f" officeooo:paragraph-rsid="0016444f"/>
    </style:style>
    <style:style style:name="P8" style:family="paragraph" style:parent-style-name="Standard" style:list-style-name="L1">
      <style:text-properties officeooo:rsid="0017b731" officeooo:paragraph-rsid="0017b731"/>
    </style:style>
    <style:style style:name="P9" style:family="paragraph" style:parent-style-name="Standard">
      <style:text-properties officeooo:rsid="0017b731" officeooo:paragraph-rsid="0017b731"/>
    </style:style>
    <style:style style:name="T1" style:family="text">
      <style:text-properties officeooo:rsid="001574c6"/>
    </style:style>
    <style:style style:name="T2" style:family="text">
      <style:text-properties officeooo:rsid="0017b73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BackQuote Fonte-end Add Quote Flow with updated tables and models.</text:p>
      <text:p text:style-name="P1"/>
      <text:list xml:id="list1661416513312282775" text:style-name="L1">
        <text:list-item>
          <text:p text:style-name="P5">Having Original Box</text:p>
          <text:list>
            <text:list-item>
              <text:p text:style-name="P2">Static “Yes” , “no” values</text:p>
              <text:p text:style-name="P2"/>
            </text:list-item>
          </text:list>
        </text:list-item>
        <text:list-item>
          <text:p text:style-name="P2">Name of Machine</text:p>
          <text:list>
            <text:list-item>
              <text:p text:style-name="P2">Machines records will come from “mac_machines” table using Machine Model</text:p>
              <text:p text:style-name="P2"/>
            </text:list-item>
          </text:list>
        </text:list-item>
        <text:list-item>
          <text:p text:style-name="P2">Name of Model</text:p>
          <text:list>
            <text:list-item>
              <text:p text:style-name="P2">Model records will come from “mac_model” table using MacModel Model</text:p>
            </text:list-item>
          </text:list>
        </text:list-item>
        <text:list-item>
          <text:p text:style-name="P2">Processer</text:p>
          <text:list>
            <text:list-item>
              <text:p text:style-name="P2">Processor records will come from “mac_model_prosessor” table using ModelProcessor Model which will belongs to “mac_processor” table using Processor model.</text:p>
            </text:list-item>
          </text:list>
        </text:list-item>
        <text:list-item>
          <text:p text:style-name="P2">Processor Speed</text:p>
          <text:list>
            <text:list-item>
              <text:p text:style-name="P4"><text:span text:style-name="T1">Processor Speed will come from “</text:span>mac_model_processor_speed<text:span text:style-name="T1">” using ModelProcessorSpeed model which will belongs to ModelProcessor and ProsessorSpeed models.</text:span></text:p>
            </text:list-item>
          </text:list>
        </text:list-item>
        <text:list-item>
          <text:p text:style-name="P3">Ram </text:p>
          <text:list>
            <text:list-item>
              <text:p text:style-name="P6"><text:span text:style-name="T1">Will come from “mac_model_ram” table using ModelRam model which will belongs to Ram and MacModel table.</text:span></text:p>
            </text:list-item>
          </text:list>
        </text:list-item>
        <text:list-item>
          <text:p text:style-name="P7">Hard Drive</text:p>
          <text:list>
            <text:list-item>
              <text:p text:style-name="P7">Hard Drive will come from “mac_model_hdd” table using ModelHdd mode which will belongs to Hdd and MacModel models.</text:p>
            </text:list-item>
          </text:list>
        </text:list-item>
        <text:list-item>
          <text:p text:style-name="P7">Condition of Device</text:p>
          <text:list>
            <text:list-item>
              <text:p text:style-name="P7">Conditions of drive is equal to grade and this record will come from “mac_grade” table using Grade Model. </text:p>
            </text:list-item>
            <text:list-item>
              <text:p text:style-name="P7">This model does not have any relationship with MacModel model</text:p>
            </text:list-item>
          </text:list>
        </text:list-item>
        <text:list-item>
          <text:p text:style-name="P7">Your Name <text:span text:style-name="T2">and Email entry will go in “mac_customer” table using Customer table.</text:span></text:p>
        </text:list-item>
        <text:list-item>
          <text:p text:style-name="P8">Phone , postcode , house number , address1 , address2 , city , payment method and other related entry will go in “mac_quote” table using Quote model.</text:p>
        </text:list-item>
      </text:list>
      <text:p text:style-name="P9"/>
      <text:p text:style-name="P9">Note : The Model attribute entry is missing from add quote which we need to discuss with client to or not to add.</text:p>
      <text:list xml:id="list125858369058803" text:continue-numbering="true" text:style-name="L1">
        <text:list-header>
          <text:p text:style-name="P2"/>
        </text:list-header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Segoe UI', Arial, Tahom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2:22:51.460539008</meta:creation-date>
    <dc:date>2016-06-03T12:58:56.362314731</dc:date>
    <meta:editing-duration>PT18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233" meta:character-count="1412" meta:non-whitespace-character-count="1216"/>
  </office:meta>
</office:document-meta>
</file>